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软件安装</text:p>
      <text:p text:style-name="P1">jtag数据线不能太长；安装《旺宝-Beemer宝马1768》光盘中的MDK515.exe和破解</text:p>
      <text:p text:style-name="P1"/>
      <text:p text:style-name="P1">2. keil 创建工程</text:p>
      <text:p text:style-name="P1">选中“CORE” under “CMSIS” and “Startup” under “Device”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22S</meta:editing-duration>
    <meta:editing-cycles>9</meta:editing-cycles>
    <meta:generator>OpenOffice/4.1.3$Win32 OpenOffice.org_project/413m1$Build-9783</meta:generator>
    <dc:date>2018-08-15T17:33:25.32</dc:date>
    <meta:document-statistic meta:table-count="0" meta:image-count="0" meta:object-count="0" meta:page-count="1" meta:paragraph-count="4" meta:word-count="48" meta:character-count="118"/>
    <meta:user-defined meta:name="Info 1"/>
    <meta:user-defined meta:name="Info 2"/>
    <meta:user-defined meta:name="Info 3"/>
    <meta:user-defined meta:name="Info 4"/>
  </office:meta>
</office:document-meta>
</file>